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18900001A5B000017E0D05B5D9E8DE52E0E.svg" manifest:media-type="image/svg+xml"/>
  <manifest:file-entry manifest:full-path="Pictures/10000201000001C70000013B615087AFF5ACD5DF.png" manifest:media-type="image/png"/>
  <manifest:file-entry manifest:full-path="Pictures/10000201000000FF000000E7BCFAAF6DEF708113.png" manifest:media-type="image/png"/>
  <manifest:file-entry manifest:full-path="Pictures/10000201000000A300000165C99B0E5BC42C1E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38cm" svg:height="8.333cm" svg:x="0.527cm" svg:y="11.335cm">
          <draw:image xlink:href="Pictures/10000201000001C70000013B615087AFF5ACD5DF.png" xlink:type="simple" xlink:show="embed" xlink:actuate="onLoad">
            <text:p text:style-name="P1">unison</text:p>
            <text:p text:style-name="P1"><text:span text:style-name="T1">↑ </text:span><text:span text:style-name="T1">if server available ↑</text:span></text:p>
            <text:p text:style-name="P1">unisonsync.service</text:p>
            <text:p text:style-name="P1"><text:span text:style-name="T1">↑ </text:span><text:span text:style-name="T1">every 60s ↑</text:span></text:p>
            <text:p text:style-name="P1">unisonsync.timer</text:p>
            <text:p text:style-name="P1"/>
            <text:p text:style-name="P1"/>
            <text:p text:style-name="P1"/>
            <text:p text:style-name="P1"/>
          </draw:image>
        </draw:frame>
        <draw:frame draw:style-name="gr1" draw:text-style-name="P1" draw:layer="layout" svg:width="4.312cm" svg:height="9.445cm" svg:x="10.788cm" svg:y="1.2cm">
          <draw:image xlink:href="Pictures/10000201000000A300000165C99B0E5BC42C1E0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unison</text:p>
          </draw:image>
        </draw:frame>
        <draw:frame draw:style-name="gr1" draw:text-style-name="P1" draw:layer="layout" svg:width="6.746cm" svg:height="6.111cm" draw:transform="rotate (0.785398163397448) translate (5.6cm 10.579cm)">
          <draw:image xlink:href="Pictures/1000118900001A5B000017E0D05B5D9E8DE52E0E.svg" xlink:type="simple" xlink:show="embed" xlink:actuate="onLoad">
            <text:p text:style-name="P1">ssh <text:s text:c="3"/></text:p>
            <text:p text:style-name="P1"><text:s text:c="2"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sh</text:p>
          </draw:image>
          <draw:image xlink:href="Pictures/10000201000000FF000000E7BCFAAF6DEF70811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1:03:59.408000000</meta:creation-date>
    <dc:date>2018-12-18T11:30:23.499000000</dc:date>
    <meta:editing-duration>PT5M42S</meta:editing-duration>
    <meta:editing-cycles>1</meta:editing-cycles>
    <meta:document-statistic meta:object-count="3"/>
    <meta:generator>LibreOffice/6.0.6.2$Windows_X86_64 LibreOffice_project/0c292870b25a325b5ed35f6b45599d2ea4458e77</meta:generator>
  </office:meta>
</office:document-meta>
</file>